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0"/>
  </office:automatic-styles>
  <office:body>
    <office:spreadsheet>
      <table:table table:name="Foglio1" table:style-name="ta1">
        <table:table-column table:style-name="co1" table:number-columns-repeated="1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/>
          <table:table-cell office:value-type="string" calcext:value-type="string">
            <text:p>Danelutti (mm)</text:p>
          </table:table-cell>
          <table:table-cell table:style-name="Default" office:value-type="string" calcext:value-type="string">
            <text:p>errore (mm)</text:p>
          </table:table-cell>
          <table:table-cell table:style-name="Default"/>
          <table:table-cell office:value-type="string" calcext:value-type="string">
            <text:p>Danelutti (mm)</text:p>
          </table:table-cell>
          <table:table-cell table:style-name="Default" office:value-type="string" calcext:value-type="string">
            <text:p>errore (mm)</text:p>
          </table:table-cell>
          <table:table-cell table:style-name="Default"/>
          <table:table-cell office:value-type="string" calcext:value-type="string">
            <text:p>Danelutti (mm)</text:p>
          </table:table-cell>
          <table:table-cell table:style-name="Default" office:value-type="string" calcext:value-type="string">
            <text:p>errore (mm)</text:p>
          </table:table-cell>
          <table:table-cell table:style-name="Default"/>
          <table:table-cell office:value-type="string" calcext:value-type="string">
            <text:p>Danelutti (mm)</text:p>
          </table:table-cell>
          <table:table-cell table:style-name="Default" office:value-type="string" calcext:value-type="string">
            <text:p>errore (mm)</text:p>
          </table:table-cell>
          <table:table-cell/>
          <table:table-cell table:style-name="ce1"/>
          <table:table-cell office:value-type="string" calcext:value-type="string">
            <text:p>errore (grammi forza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.2" calcext:value-type="float">
            <text:p>25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3" office:value-type="float" office:value="50.2" calcext:value-type="float">
            <text:p>50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Default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3" office:value-type="float" office:value="55.2" calcext:value-type="float">
            <text:p>55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Default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3" office:value-type="float" office:value="60.2" calcext:value-type="float">
            <text:p>60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style-name="ce3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ce3" office:value-type="float" office:value="85.3" calcext:value-type="float">
            <text:p>85,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[.O2]/[.C2]" office:value-type="float" office:value="2.1" calcext:value-type="float">
            <text:p>2,1</text:p>
          </table:table-cell>
          <table:table-cell table:formula="of:=[.O2]/[.C2]*([.D2]/[.C2]+[.P2]/[.O2])" office:value-type="float" office:value="0.183333333333333" calcext:value-type="float">
            <text:p>0,18</text:p>
          </table:table-cell>
          <table:table-cell/>
          <table:table-cell table:formula="of:=[.O2]/[.F2]" office:value-type="float" office:value="0.969230769230769" calcext:value-type="float">
            <text:p>0,97</text:p>
          </table:table-cell>
          <table:table-cell table:formula="of:=[.O2]/[.F2]*([.G2]/[.F2]+[.P2]/[.O2])" office:value-type="float" office:value="0.0411242603550296" calcext:value-type="float">
            <text:p>0,04</text:p>
          </table:table-cell>
          <table:table-cell/>
          <table:table-cell table:formula="of:=[.O2]/[.I2]" office:value-type="float" office:value="1.05" calcext:value-type="float">
            <text:p>1,05</text:p>
          </table:table-cell>
          <table:table-cell table:formula="of:=[.O2]/[.I2]*([.J2]/[.I2]+[.P2]/[.O2])" office:value-type="float" office:value="0.0479166666666667" calcext:value-type="float">
            <text:p>0,05</text:p>
          </table:table-cell>
          <table:table-cell/>
          <table:table-cell table:formula="of:=[.O2]/[.L2]" office:value-type="float" office:value="6.3" calcext:value-type="float">
            <text:p>6,30</text:p>
          </table:table-cell>
          <table:table-cell table:formula="of:=[.O2]/[.L2]*([.M2]/[.L2]+[.P2]/[.O2])" office:value-type="float" office:value="1.6" calcext:value-type="float">
            <text:p>1,60</text:p>
          </table:table-cell>
          <table:table-cell table:number-columns-repeated="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table:style-name="ce3" table:formula="of:=[.O3]/[.C3]" office:value-type="float" office:value="1.93076923076923" calcext:value-type="float">
            <text:p>1,9307692308</text:p>
          </table:table-cell>
          <table:table-cell table:formula="of:=[.O3]/[.C3]*([.D3]/[.C3]+[.P3]/[.O3])" office:value-type="float" office:value="0.0781065088757397" calcext:value-type="float">
            <text:p>0,08</text:p>
          </table:table-cell>
          <table:table-cell/>
          <table:table-cell table:formula="of:=[.O3]/[.F3]" office:value-type="float" office:value="0.965384615384615" calcext:value-type="float">
            <text:p>0,97</text:p>
          </table:table-cell>
          <table:table-cell table:formula="of:=[.O3]/[.F3]*([.G3]/[.F3]+[.P3]/[.O3])" office:value-type="float" office:value="0.0204881656804734" calcext:value-type="float">
            <text:p>0,02</text:p>
          </table:table-cell>
          <table:table-cell/>
          <table:table-cell table:formula="of:=[.O3]/[.I3]" office:value-type="float" office:value="1.02448979591837" calcext:value-type="float">
            <text:p>1,02</text:p>
          </table:table-cell>
          <table:table-cell table:formula="of:=[.O3]/[.I3]*([.J3]/[.I3]+[.P3]/[.O3])" office:value-type="float" office:value="0.0229487713452728" calcext:value-type="float">
            <text:p>0,02</text:p>
          </table:table-cell>
          <table:table-cell/>
          <table:table-cell table:formula="of:=[.O3]/[.L3]" office:value-type="float" office:value="7.17142857142857" calcext:value-type="float">
            <text:p>7,17</text:p>
          </table:table-cell>
          <table:table-cell table:formula="of:=[.O3]/[.L3]*([.M3]/[.L3]+[.P3]/[.O3])" office:value-type="float" office:value="1.03877551020408" calcext:value-type="float">
            <text:p>1,04</text:p>
          </table:table-cell>
          <table:table-cell table:number-columns-repeated="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table:style-name="ce3" table:formula="of:=[.O4]/[.C4]" office:value-type="float" office:value="1.97142857142857" calcext:value-type="float">
            <text:p>1,9714285714</text:p>
          </table:table-cell>
          <table:table-cell table:formula="of:=[.O4]/[.C4]*([.D4]/[.C4]+[.P4]/[.O4])" office:value-type="float" office:value="0.0739795918367347" calcext:value-type="float">
            <text:p>0,07</text:p>
          </table:table-cell>
          <table:table-cell/>
          <table:table-cell table:formula="of:=[.O4]/[.F4]" office:value-type="float" office:value="0.968421052631579" calcext:value-type="float">
            <text:p>0,97</text:p>
          </table:table-cell>
          <table:table-cell table:formula="of:=[.O4]/[.F4]*([.G4]/[.F4]+[.P4]/[.O4])" office:value-type="float" office:value="0.0187442289935365" calcext:value-type="float">
            <text:p>0,02</text:p>
          </table:table-cell>
          <table:table-cell/>
          <table:table-cell table:formula="of:=[.O4]/[.I4]" office:value-type="float" office:value="1.02222222222222" calcext:value-type="float">
            <text:p>1,02</text:p>
          </table:table-cell>
          <table:table-cell table:formula="of:=[.O4]/[.I4]*([.J4]/[.I4]+[.P4]/[.O4])" office:value-type="float" office:value="0.0207818930041152" calcext:value-type="float">
            <text:p>0,02</text:p>
          </table:table-cell>
          <table:table-cell/>
          <table:table-cell table:formula="of:=[.O4]/[.L4]" office:value-type="float" office:value="6.9" calcext:value-type="float">
            <text:p>6,90</text:p>
          </table:table-cell>
          <table:table-cell table:formula="of:=[.O4]/[.L4]*([.M4]/[.L4]+[.P4]/[.O4])" office:value-type="float" office:value="0.875" calcext:value-type="float">
            <text:p>0,88</text:p>
          </table:table-cell>
          <table:table-cell table:number-columns-repeated="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table:style-name="ce3" table:formula="of:=[.O5]/[.C5]" office:value-type="float" office:value="1.94193548387097" calcext:value-type="float">
            <text:p>1,9419354839</text:p>
          </table:table-cell>
          <table:table-cell table:formula="of:=[.O5]/[.C5]*([.D5]/[.C5]+[.P5]/[.O5])" office:value-type="float" office:value="0.0658688865764828" calcext:value-type="float">
            <text:p>0,07</text:p>
          </table:table-cell>
          <table:table-cell/>
          <table:table-cell table:formula="of:=[.O5]/[.F5]" office:value-type="float" office:value="0.970967741935484" calcext:value-type="float">
            <text:p>0,97</text:p>
          </table:table-cell>
          <table:table-cell table:formula="of:=[.O5]/[.F5]*([.G5]/[.F5]+[.P5]/[.O5])" office:value-type="float" office:value="0.0172736732570239" calcext:value-type="float">
            <text:p>0,02</text:p>
          </table:table-cell>
          <table:table-cell/>
          <table:table-cell table:formula="of:=[.O5]/[.I5]" office:value-type="float" office:value="1.03793103448276" calcext:value-type="float">
            <text:p>1,04</text:p>
          </table:table-cell>
          <table:table-cell table:formula="of:=[.O5]/[.I5]*([.J5]/[.I5]+[.P5]/[.O5])" office:value-type="float" office:value="0.0196195005945303" calcext:value-type="float">
            <text:p>0,02</text:p>
          </table:table-cell>
          <table:table-cell/>
          <table:table-cell table:formula="of:=[.O5]/[.L5]" office:value-type="float" office:value="6.68888888888889" calcext:value-type="float">
            <text:p>6,69</text:p>
          </table:table-cell>
          <table:table-cell table:formula="of:=[.O5]/[.L5]*([.M5]/[.L5]+[.P5]/[.O5])" office:value-type="float" office:value="0.754320987654321" calcext:value-type="float">
            <text:p>0,75</text:p>
          </table:table-cell>
          <table:table-cell table:number-columns-repeated="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table:style-name="ce3" table:formula="of:=[.O6]/[.C6]" office:value-type="float" office:value="1.93863636363636" calcext:value-type="float">
            <text:p>1,9386363636</text:p>
          </table:table-cell>
          <table:table-cell table:formula="of:=[.O6]/[.C6]*([.D6]/[.C6]+[.P6]/[.O6])" office:value-type="float" office:value="0.0463326446280992" calcext:value-type="float">
            <text:p>0,05</text:p>
          </table:table-cell>
          <table:table-cell/>
          <table:table-cell table:formula="of:=[.O6]/[.F6]" office:value-type="float" office:value="0.980459770114942" calcext:value-type="float">
            <text:p>0,98</text:p>
          </table:table-cell>
          <table:table-cell table:formula="of:=[.O6]/[.F6]*([.G6]/[.F6]+[.P6]/[.O6])" office:value-type="float" office:value="0.0124190778174131" calcext:value-type="float">
            <text:p>0,01</text:p>
          </table:table-cell>
          <table:table-cell/>
          <table:table-cell table:formula="of:=[.O6]/[.I6]" office:value-type="float" office:value="1.01547619047619" calcext:value-type="float">
            <text:p>1,02</text:p>
          </table:table-cell>
          <table:table-cell table:formula="of:=[.O6]/[.I6]*([.J6]/[.I6]+[.P6]/[.O6])" office:value-type="float" office:value="0.0132794784580499" calcext:value-type="float">
            <text:p>0,01</text:p>
          </table:table-cell>
          <table:table-cell/>
          <table:table-cell table:formula="of:=[.O6]/[.L6]" office:value-type="float" office:value="6.56153846153846" calcext:value-type="float">
            <text:p>6,56</text:p>
          </table:table-cell>
          <table:table-cell table:formula="of:=[.O6]/[.L6]*([.M6]/[.L6]+[.P6]/[.O6])" office:value-type="float" office:value="0.512426035502959" calcext:value-type="float">
            <text:p>0,5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9]+[.C10]+[.C11]+[.C12]+[.C13])/5" office:value-type="float" office:value="1.97655392994103" calcext:value-type="float">
            <text:p>1,98</text:p>
          </table:table-cell>
          <table:table-cell table:number-columns-repeated="2"/>
          <table:table-cell table:formula="of:=([.F9]+[.F10]+[.F11]+[.F12]+[.F13])/5" office:value-type="float" office:value="0.970892789859478" calcext:value-type="float">
            <text:p>0,97</text:p>
          </table:table-cell>
          <table:table-cell table:number-columns-repeated="2"/>
          <table:table-cell table:formula="of:=([.I9]+[.I10]+[.I11]+[.I12]+[.I13])/5" office:value-type="float" office:value="1.03002384861991" calcext:value-type="float">
            <text:p>1,03</text:p>
          </table:table-cell>
          <table:table-cell table:number-columns-repeated="2"/>
          <table:table-cell table:formula="of:=([.L9]+[.L10]+[.L11]+[.L12]+[.L13])/5" office:value-type="float" office:value="6.72437118437118" calcext:value-type="float">
            <text:p>6,72</text:p>
          </table:table-cell>
          <table:table-cell table:number-columns-repeated="4"/>
        </table:table-row>
        <table:table-row table:style-name="ro1" table:number-rows-repeated="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1:21:10.16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9:37.139000000</meta:creation-date>
    <dc:date>2017-04-19T11:35:27.264000000</dc:date>
    <meta:editing-duration>P8DT17H38M38S</meta:editing-duration>
    <meta:editing-cycles>3</meta:editing-cycles>
    <meta:generator>LibreOffice/4.3.5.2$Windows_x86 LibreOffice_project/3a87456aaa6a95c63eea1c1b3201acedf0751bd5</meta:generator>
    <meta:document-statistic meta:table-count="1" meta:cell-count="119" meta:object-count="0"/>
  </office:meta>
</office:document-meta>
</file>